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 Condensed" svg:font-family="'Ubuntu Condensed'" style:font-pitch="variable"/>
    <style:font-face style:name="Ubuntu Condensed1" svg:font-family="'Ubuntu Condens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dde8cb" draw:textarea-horizontal-align="justify" draw:textarea-vertical-align="middle" draw:auto-grow-height="false" fo:min-height="7.469cm" fo:min-width="13.17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0.619cm" fo:min-width="3.048cm"/>
    </style:style>
    <style:style style:name="gr3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59cm" svg:stroke-color="#33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draw:stroke="solid" svg:stroke-width="0.081cm" svg:stroke-color="#666666" draw:marker-start-width="0.32cm" draw:marker-end-width="0.32cm" draw:fill="none" draw:textarea-vertical-align="middle" fo:padding-top="0.164cm" fo:padding-bottom="0.164cm" fo:padding-left="0.289cm" fo:padding-right="0.289cm"/>
    </style:style>
    <style:style style:name="gr6" style:family="graphic" style:parent-style-name="standard" style:list-style-name="L1">
      <style:graphic-properties draw:stroke="none" draw:fill="none" fo:min-height="11.075cm"/>
      <style:paragraph-properties style:writing-mode="lr-tb"/>
    </style:style>
    <style:style style:name="gr7" style:family="graphic" style:parent-style-name="objectwithoutfill">
      <style:graphic-properties svg:stroke-width="0.106cm" svg:stroke-color="#069a2e" draw:marker-start="Extrémités_20_de_20_flèche_20_2" draw:marker-start-width="0.458cm" draw:marker-end="Extrémités_20_de_20_flèche_20_2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5.727cm"/>
      <style:paragraph-properties style:writing-mode="lr-tb"/>
    </style:style>
    <style:style style:name="gr10" style:family="graphic" style:parent-style-name="standard">
      <style:graphic-properties draw:stroke="none" draw:fill="none" fo:min-height="0.714cm"/>
      <style:paragraph-properties style:writing-mode="lr-tb"/>
    </style:style>
    <style:style style:name="gr11" style:family="graphic" style:parent-style-name="standard">
      <style:graphic-properties draw:stroke="none" draw:fill="none" fo:min-height="1.425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="Extrémités_20_de_20_flèche_20_2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5983b0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f10d0c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3faf46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6" style:family="paragraph">
      <style:paragraph-properties fo:line-height="115%" fo:text-align="justify"/>
    </style:style>
    <style:style style:name="P7" style:family="paragraph">
      <style:paragraph-properties fo:margin-left="0cm" fo:margin-right="0cm" fo:margin-top="0cm" fo:margin-bottom="0cm" fo:line-height="115%" fo:text-align="justify" fo:text-indent="0cm"/>
    </style:style>
    <style:style style:name="P8" style:family="paragraph">
      <loext:graphic-properties draw:fill="none"/>
      <style:paragraph-properties fo:line-height="115%" fo:text-align="justify" style:writing-mode="lr-tb"/>
      <style:text-properties style:font-name="Ubuntu Condensed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5983b0"/>
      <style:paragraph-properties fo:text-align="center"/>
    </style:style>
    <style:style style:name="P14" style:family="paragraph">
      <loext:graphic-properties draw:fill-color="#f10d0c"/>
      <style:paragraph-properties fo:text-align="center"/>
    </style:style>
    <style:style style:name="P15" style:family="paragraph">
      <loext:graphic-properties draw:fill-color="#3faf46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italic" fo:text-shadow="none" style:text-underline-style="none" fo:font-weight="normal" style:letter-kerning="true" style:font-name-asian="DejaVu Sans1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font-size="7pt" fo:language="en" fo:country="US" fo:font-style="italic" fo:text-shadow="none" style:text-underline-style="none" fo:font-weight="normal" style:letter-kerning="true" style:font-name-asian="DejaVu Sans1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font-size="10.5pt" fo:language="en" fo:country="US" fo:font-style="italic" fo:text-shadow="none" style:text-underline-style="none" fo:font-weight="normal" style:letter-kerning="true" style:font-name-asian="DejaVu Sans1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font-size="20pt" fo:language="en" fo:country="US" fo:font-style="italic" fo:text-shadow="none" style:text-underline-style="none" fo:font-weight="normal" style:letter-kerning="true" style:font-name-asian="DejaVu Sans1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font-size="5.40000009536743pt" fo:language="en" fo:country="US" fo:font-style="italic" fo:text-shadow="none" style:text-underline-style="none" fo:font-weight="normal" style:letter-kerning="true" style:font-name-asian="DejaVu Sans1" style:font-size-asian="5.40000009536743pt" style:font-style-asian="italic" style:font-weight-asian="normal" style:font-name-complex="Lohit Devanagari" style:font-size-complex="5.40000009536743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normal" style:letter-kerning="true" style:font-name-asian="DejaVu Sans1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Ubuntu Condensed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text-position="0% 100%" style:font-name="Ubuntu Condensed" fo:font-size="18pt" style:font-size-asian="18pt" style:font-size-complex="18pt"/>
    </style:style>
    <style:style style:name="T9" style:family="text">
      <style:text-properties style:text-position="0% 100%" fo:font-size="18pt" style:font-size-asian="18pt" style:font-size-complex="18pt"/>
    </style:style>
    <style:style style:name="T10" style:family="text">
      <style:text-properties style:text-position="0% 100%" style:font-name="Ubuntu Condensed" fo:font-size="18pt" style:font-name-asian="Ubuntu Condensed1" style:font-size-asian="18pt" style:font-name-complex="Ubuntu Condensed1" style:font-size-complex="1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1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0% 100%" style:font-name="Ubuntu Condensed" fo:font-size="18pt" fo:font-weight="normal" style:font-name-asian="Ubuntu Condensed1" style:font-size-asian="18pt" style:font-weight-asian="normal" style:font-name-complex="Ubuntu Condensed1" style:font-size-complex="18pt" style:font-weight-complex="normal"/>
    </style:style>
    <style:style style:name="T13" style:family="text">
      <style:text-properties style:text-position="0% 100%" style:font-name="Ubuntu Condensed" fo:font-size="18pt" fo:font-weight="bold" style:font-name-asian="Ubuntu Condensed1" style:font-size-asian="18pt" style:font-weight-asian="bold" style:font-name-complex="Ubuntu Condensed1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8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Ubuntu Condensed" fo:font-size="18pt" fo:font-style="italic" fo:font-weight="normal" style:font-name-asian="Ubuntu Condensed1" style:font-size-asian="18pt" style:font-style-asian="italic" style:font-weight-asian="normal" style:font-name-complex="Ubuntu Condensed1" style:font-size-complex="18pt" style:font-style-complex="italic" style:font-weight-complex="normal"/>
    </style:style>
    <style:style style:name="T16" style:family="text">
      <style:text-properties style:text-position="0% 100%" style:font-name="Ubuntu Condensed" fo:font-size="18pt" fo:font-style="normal" fo:font-weight="bold" style:font-name-asian="Ubuntu Condensed1" style:font-size-asian="18pt" style:font-style-asian="normal" style:font-weight-asian="bold" style:font-name-complex="Ubuntu Condensed1" style:font-size-complex="18pt" style:font-style-complex="normal" style:font-weight-complex="bold"/>
    </style:style>
    <style:style style:name="T17" style:family="text">
      <style:text-properties style:text-position="0% 100%" style:font-name="Ubuntu Condensed1" fo:font-size="18pt" fo:font-weight="normal" style:font-name-asian="Ubuntu Condensed1" style:font-size-asian="18pt" style:font-weight-asian="normal" style:font-name-complex="Ubuntu Condensed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056cm" svg:height="8.105cm" svg:x="13.366cm" svg:y="3.934cm">
          <text:p/>
          <draw:enhanced-geometry svg:viewBox="0 0 21600 21600" draw:path-stretchpoint-x="10800" draw:path-stretchpoint-y="10800" draw:text-areas="?f3 ?f4 ?f5 ?f6" draw:type="round-rectangle" draw:modifiers="1757.52135514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18cm" svg:height="0.939cm" svg:x="2.497cm" svg:y="3.65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788cm" svg:y1="7.927cm" svg:x2="0.788cm" svg:y2="13.835cm">
          <text:p/>
        </draw:line>
        <draw:line draw:style-name="gr4" draw:text-style-name="P2" draw:layer="layout" svg:x1="8.494cm" svg:y1="13.761cm" svg:x2="0.762cm" svg:y2="13.752cm">
          <text:p/>
        </draw:line>
        <draw:line draw:style-name="gr3" draw:text-style-name="P2" draw:layer="layout" svg:x1="2.711cm" svg:y1="5.506cm" svg:x2="2.711cm" svg:y2="10.557cm">
          <text:p/>
        </draw:line>
        <draw:line draw:style-name="gr3" draw:text-style-name="P2" draw:layer="layout" svg:x1="2.685cm" svg:y1="7.935cm" svg:x2="0.708cm" svg:y2="7.924cm">
          <text:p/>
        </draw:line>
        <draw:line draw:style-name="gr4" draw:text-style-name="P2" draw:layer="layout" svg:x1="8.725cm" svg:y1="10.531cm" svg:x2="2.618cm" svg:y2="10.531cm">
          <text:p/>
        </draw:line>
        <draw:line draw:style-name="gr4" draw:text-style-name="P2" draw:layer="layout" svg:x1="6.344cm" svg:y1="5.564cm" svg:x2="2.637cm" svg:y2="5.564cm">
          <text:p/>
        </draw:line>
        <draw:line draw:style-name="gr3" draw:text-style-name="P2" draw:layer="layout" svg:x1="6.327cm" svg:y1="4.926cm" svg:x2="6.341cm" svg:y2="6.261cm">
          <text:p/>
        </draw:line>
        <draw:line draw:style-name="gr5" draw:text-style-name="P2" draw:layer="layout" svg:x1="8.598cm" svg:y1="6.219cm" svg:x2="6.272cm" svg:y2="6.219cm">
          <text:p/>
        </draw:line>
        <draw:line draw:style-name="gr5" draw:text-style-name="P2" draw:layer="layout" svg:x1="8.598cm" svg:y1="4.928cm" svg:x2="6.246cm" svg:y2="4.928cm">
          <text:p/>
        </draw:line>
        <draw:frame draw:style-name="gr6" draw:text-style-name="P4" draw:layer="layout" svg:width="3.747cm" svg:height="11.325cm" svg:x="9.138cm" svg:y="4.638cm">
          <draw:text-box>
            <text:p text:style-name="P3"><text:span text:style-name="T1">Drosophila melanogaster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/></text:p>
            <text:p text:style-name="P3"><text:span text:style-name="T3"/></text:p>
            <text:p text:style-name="P3"><text:span text:style-name="T1">Drosophila simulans</text:span></text:p>
            <text:p text:style-name="P3"><text:span text:style-name="T1"/></text:p>
            <text:p text:style-name="P3"><text:span text:style-name="T4"/></text:p>
            <text:p text:style-name="P3"><text:span text:style-name="T5"/></text:p>
            <text:p text:style-name="P3"><text:span text:style-name="T1">Drosphila erecta</text:span></text:p>
          </draw:text-box>
        </draw:frame>
        <draw:connector draw:style-name="gr7" draw:text-style-name="P2" draw:layer="layout" draw:type="line" svg:x1="2.644cm" svg:y1="5.206cm" svg:x2="6.149cm" svg:y2="5.233cm" svg:d="M2644 5206l3505 27" svg:viewBox="0 0 3506 28">
          <text:p/>
        </draw:connector>
        <draw:frame draw:style-name="gr8" draw:text-style-name="P5" draw:layer="layout" svg:width="3.868cm" svg:height="0.963cm" svg:x="2.497cm" svg:y="3.65cm">
          <draw:text-box>
            <text:p><text:span text:style-name="T6">Substitutions</text:span></text:p>
          </draw:text-box>
        </draw:frame>
        <draw:frame draw:style-name="gr9" draw:text-style-name="P8" draw:layer="layout" svg:width="13.952cm" svg:height="5.977cm" svg:x="13.358cm" svg:y="4.208cm">
          <draw:text-box>
            <text:p text:style-name="P6"><text:span text:style-name="T7">We defined the ancestral allele invoking at most one substitution event to explain the observation on the three species</text:span></text:p>
            <text:p text:style-name="P6"><text:span text:style-name="T7"/></text:p>
            <text:p text:style-name="P7"><text:span text:style-name="T8"/></text:p>
            <text:p text:style-name="P6"><text:span text:style-name="T9"/></text:p>
            <text:p text:style-name="P6"><text:span text:style-name="T10"/></text:p>
          </draw:text-box>
        </draw:frame>
        <draw:frame draw:style-name="gr10" draw:text-style-name="P9" draw:layer="layout" svg:width="1.074cm" svg:height="0.964cm" svg:x="8.681cm" svg:y="4.943cm">
          <draw:text-box>
            <text:p><text:span text:style-name="T11">X</text:span></text:p>
          </draw:text-box>
        </draw:frame>
        <draw:frame draw:style-name="gr10" draw:text-style-name="P9" draw:layer="layout" svg:width="1.074cm" svg:height="0.964cm" svg:x="8.684cm" svg:y="9.97cm">
          <draw:text-box>
            <text:p><text:span text:style-name="T11">Y</text:span></text:p>
          </draw:text-box>
        </draw:frame>
        <draw:frame draw:style-name="gr10" draw:text-style-name="P9" draw:layer="layout" svg:width="1.074cm" svg:height="0.964cm" svg:x="8.681cm" svg:y="13.277cm">
          <draw:text-box>
            <text:p><text:span text:style-name="T11">Z</text:span></text:p>
          </draw:text-box>
        </draw:frame>
        <draw:frame draw:style-name="gr11" draw:text-style-name="P11" xml:id="id1" draw:id="id1" draw:layer="layout" svg:width="3.605cm" svg:height="1.675cm" svg:x="4.81cm" svg:y="7.457cm">
          <draw:text-box>
            <text:p text:style-name="P10"><text:span text:style-name="T6">Ancestral</text:span></text:p>
            <text:p text:style-name="P10"><text:span text:style-name="T6">allele</text:span></text:p>
          </draw:text-box>
        </draw:frame>
        <draw:connector draw:style-name="gr12" draw:text-style-name="P2" draw:layer="layout" draw:type="line" svg:x1="2.921cm" svg:y1="8.054cm" svg:x2="4.81cm" svg:y2="8.294cm" draw:end-shape="id1" svg:d="M2921 8054l1889 240" svg:viewBox="0 0 1890 241">
          <text:p/>
        </draw:connector>
        <draw:frame draw:style-name="gr10" draw:text-style-name="P12" draw:layer="layout" svg:width="10.243cm" svg:height="0.964cm" svg:x="13.587cm" svg:y="10.566cm">
          <draw:text-box>
            <text:p><text:span text:style-name="T12">Else <text:s text:c="24"/>→ ancestral = </text:span><text:span text:style-name="T13">Undefined</text:span></text:p>
          </draw:text-box>
        </draw:frame>
        <draw:g>
          <draw:frame draw:style-name="gr10" draw:text-style-name="P12" draw:layer="layout" svg:width="13.05cm" svg:height="0.964cm" svg:x="13.507cm" svg:y="7.527cm">
            <draw:text-box>
              <text:p><text:span text:style-name="T14">If X = Y <text:s text:c="2"/>or <text:s/>X = Z → ancestral = X </text:span><text:span text:style-name="T12">(</text:span><text:span text:style-name="T15">i.e. </text:span><text:span text:style-name="T16">no </text:span><text:span text:style-name="T13">substitution</text:span><text:span text:style-name="T12"> )</text:span></text:p>
            </draw:text-box>
          </draw:frame>
          <draw:custom-shape draw:style-name="gr13" draw:text-style-name="P13" draw:layer="layout" svg:width="0.768cm" svg:height="0.741cm" svg:x="5.521cm" svg:y="10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768cm" svg:height="0.741cm" svg:x="14.323cm" svg:y="6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768cm" svg:height="0.741cm" svg:x="5.521cm" svg:y="13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768cm" svg:height="0.741cm" svg:x="16.586cm" svg:y="6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768cm" svg:height="0.741cm" svg:x="1.302cm" svg:y="7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12" draw:layer="layout" svg:width="13.804cm" svg:height="0.964cm" svg:x="13.506cm" svg:y="9.221cm">
            <draw:text-box>
              <text:p><text:span text:style-name="T7">If Y = Z and Y </text:span><text:span text:style-name="T17">≠</text:span><text:span text:style-name="T12"> X → ancestral = Y (</text:span><text:span text:style-name="T15">i.e. </text:span><text:span text:style-name="T13">substitution Y → X</text:span><text:span text:style-name="T12"> )</text:span></text:p>
            </draw:text-box>
          </draw:frame>
          <draw:custom-shape draw:style-name="gr15" draw:text-style-name="P15" draw:layer="layout" svg:width="0.768cm" svg:height="0.741cm" svg:x="25.678cm" svg:y="8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0.768cm" svg:height="0.741cm" svg:x="4.015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 Condensed" svg:font-family="'Ubuntu Condensed'" style:font-pitch="variable"/>
    <style:font-face style:name="Ubuntu Condensed1" svg:font-family="'Ubuntu Condensed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3-03-27T11:16:11.117899423</dc:date>
    <meta:editing-duration>PT1H38M25S</meta:editing-duration>
    <meta:editing-cycles>29</meta:editing-cycles>
    <meta:generator>LibreOffice/7.3.7.2$Linux_X86_64 LibreOffice_project/30$Build-2</meta:generator>
    <meta:document-statistic meta:object-count="55"/>
  </office:meta>
</office:document-meta>
</file>